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3" manifest:media-type="application/vnd.oasis.opendocument.base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8d281e" loext:opacity="100%"/>
    </style:style>
    <style:style style:name="P2" style:family="paragraph" style:parent-style-name="Standard">
      <style:paragraph-properties fo:text-align="center" style:justify-single-word="false"/>
      <style:text-properties fo:color="#8d281e" loext:opacity="100%" fo:font-size="22pt" officeooo:rsid="00111fd8" officeooo:paragraph-rsid="00111fd8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color="#8d281e" loext:opacity="100%" fo:font-size="22pt" officeooo:rsid="00111fd8" officeooo:paragraph-rsid="00111fd8" style:font-size-asian="22pt" style:font-size-complex="22pt"/>
    </style:style>
    <style:style style:name="P4" style:family="paragraph" style:parent-style-name="Standard">
      <style:paragraph-properties fo:text-align="start" style:justify-single-word="false"/>
      <style:text-properties fo:color="#8d281e" loext:opacity="100%" fo:font-size="18pt" officeooo:rsid="00111fd8" officeooo:paragraph-rsid="00111fd8" style:font-size-asian="15.75pt" style:font-size-complex="18pt"/>
    </style:style>
    <style:style style:name="P5" style:family="paragraph">
      <style:paragraph-properties fo:text-align="center" style:writing-mode="lr-tb"/>
      <style:text-properties fo:font-size="36pt" style:font-size-asian="36pt" style:font-size-complex="36pt"/>
    </style:style>
    <style:style style:name="P6" style:family="paragraph">
      <loext:graphic-properties draw:fill-color="#e8f2a1"/>
      <style:paragraph-properties fo:text-align="center" style:writing-mode="lr-tb"/>
      <style:text-properties fo:font-size="36pt" style:font-size-asian="36pt" style:font-size-complex="36pt"/>
    </style:style>
    <style:style style:name="P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-color="#5983b0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fill-color="#e8f2a1" draw:textarea-horizontal-align="justify" draw:textarea-vertical-align="middle" draw:auto-grow-height="false" fo:min-height="1.8236in" fo:min-width="7.0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5983b0" draw:textarea-horizontal-align="justify" draw:textarea-vertical-align="middle" draw:auto-grow-height="false" fo:min-height="2.3016in" fo:min-width="7.6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" draw:style-name="gr2" draw:text-style-name="P8" svg:width="7.6358in" svg:height="2.3016in" svg:x="-0.1264in" svg:y="-0.4193in"><text:p text:style-name="P7"><text:span text:style-name="T2"/></text:p><text:p text:style-name="P7"><text:span text:style-name="T2"/></text:p><text:p text:style-name="P7"><text:span text:style-name="T2"/></text:p><text:p text:style-name="P7"><text:span text:style-name="T2"/></text:p><text:p text:style-name="P7"><text:span text:style-name="T2"/></text:p><text:p text:style-name="P7"><text:span text:style-name="T2"/></text:p><text:p text:style-name="P7"><text:span text:style-name="T2"/></text:p><text:p text:style-name="P7"><text:span text:style-name="T3">Participants Card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Shape 2" draw:style-name="gr1" draw:text-style-name="P6" svg:width="7.2606in" svg:height="2.0213in" svg:x="0.0091in" svg:y="-0.5016in"><text:p text:style-name="P5"><text:span text:style-name="T1">SCHOOL KALOLSAVAM 2017</text:span></text:p><text:p text:style-name="P5"><text:span text:style-name="T1">2016 November 5</text:span></text:p><text:p text:style-name="P5"><text:span text:style-name="T1">GHS ALAPPUZH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articipants Card</text:p>
      <text:p text:style-name="P3"/>
      <text:p text:style-name="P4">Name :<text:database-display text:table-name="Sheet1" text:table-type="table" text:column-name="Name" text:database-name="items">&lt;Name&gt;</text:database-display></text:p>
      <text:p text:style-name="P4">Class :<text:database-display text:table-name="Sheet1" text:table-type="table" text:column-name="Class" text:database-name="items">&lt;Class&gt;</text:database-display></text:p>
      <text:p text:style-name="P4">Item<text:tab/> :<text:database-display text:table-name="Sheet1" text:table-type="table" text:column-name="Item" text:database-name="items">&lt;Item&gt;</text:database-display></text:p>
      <text:p text:style-name="P4"><text:tab/>:</text:p>
      <text:p text:style-name="P4"><text:tab/>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2T15:02:40.620000000</meta:creation-date>
    <dc:date>2022-04-22T15:29:38.152000000</dc:date>
    <meta:editing-duration>PT10M44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6" meta:word-count="10" meta:character-count="60" meta:non-whitespace-character-count="53"/>
  </office:meta>
</office:document-meta>
</file>

<file path=EmbeddedDatabase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db="urn:oasis:names:tc:opendocument:xmlns:database:1.0" office:version="1.3">
  <office:scripts/>
  <office:font-face-decls/>
  <office:automatic-styles/>
  <office:body>
    <office:database>
      <db:data-source>
        <db:connection-data>
          <db:database-description>
            <db:file-based-database xlink:href="../../items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